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43.99pt"/>
    </style:style>
    <style:style style:name="co3" style:family="table-column">
      <style:table-column-properties fo:break-before="auto" style:column-width="33.85pt"/>
    </style:style>
    <style:style style:name="co4" style:family="table-column">
      <style:table-column-properties fo:break-before="auto" style:column-width="39.2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geometry_full_tracker_approx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uplink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x [mm]</text:p>
          </table:table-cell>
          <table:table-cell office:value-type="string" calcext:value-type="string">
            <text:p>y [mm]</text:p>
          </table:table-cell>
          <table:table-cell office:value-type="string" calcext:value-type="string">
            <text:p>stairs</text:p>
          </table:table-cell>
          <table:table-cell office:value-type="string" calcext:value-type="string">
            <text:p>senso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70" calcext:value-type="float">
            <text:p>27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30" calcext:value-type="float">
            <text:p>330</text:p>
          </table:table-cell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</text:p>
          </table:table-cell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90" calcext:value-type="float">
            <text:p>390</text:p>
          </table:table-cell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20" calcext:value-type="float">
            <text:p>420</text:p>
          </table:table-cell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10" calcext:value-type="float">
            <text:p>510</text:p>
          </table:table-cell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40" calcext:value-type="float">
            <text:p>540</text:p>
          </table:table-cell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70" calcext:value-type="float">
            <text:p>570</text:p>
          </table:table-cell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30" calcext:value-type="float">
            <text:p>630</text:p>
          </table:table-cell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60" calcext:value-type="float">
            <text:p>660</text:p>
          </table:table-cell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90" calcext:value-type="float">
            <text:p>690</text:p>
          </table:table-cell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20" calcext:value-type="float">
            <text:p>720</text:p>
          </table:table-cell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80" calcext:value-type="float">
            <text:p>780</text:p>
          </table:table-cell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810" calcext:value-type="float">
            <text:p>810</text:p>
          </table:table-cell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40" calcext:value-type="float">
            <text:p>840</text:p>
          </table:table-cell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70" calcext:value-type="float">
            <text:p>870</text:p>
          </table:table-cell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30" calcext:value-type="float">
            <text:p>930</text:p>
          </table:table-cell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10" calcext:value-type="float">
            <text:p>210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70" calcext:value-type="float">
            <text:p>270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30" calcext:value-type="float">
            <text:p>330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60" calcext:value-type="float">
            <text:p>360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90" calcext:value-type="float">
            <text:p>390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20" calcext:value-type="float">
            <text:p>420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50" calcext:value-type="float">
            <text:p>450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80" calcext:value-type="float">
            <text:p>480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10" calcext:value-type="float">
            <text:p>510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0" calcext:value-type="float">
            <text:p>540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70" calcext:value-type="float">
            <text:p>570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30" calcext:value-type="float">
            <text:p>630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60" calcext:value-type="float">
            <text:p>660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90" calcext:value-type="float">
            <text:p>690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20" calcext:value-type="float">
            <text:p>720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750" calcext:value-type="float">
            <text:p>750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80" calcext:value-type="float">
            <text:p>780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10" calcext:value-type="float">
            <text:p>810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40" calcext:value-type="float">
            <text:p>840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870" calcext:value-type="float">
            <text:p>870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30" calcext:value-type="float">
            <text:p>930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70" calcext:value-type="float">
            <text:p>270</text:p>
          </table:table-cell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30" calcext:value-type="float">
            <text:p>330</text:p>
          </table:table-cell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</text:p>
          </table:table-cell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90" calcext:value-type="float">
            <text:p>390</text:p>
          </table:table-cell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20" calcext:value-type="float">
            <text:p>420</text:p>
          </table:table-cell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10" calcext:value-type="float">
            <text:p>510</text:p>
          </table:table-cell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40" calcext:value-type="float">
            <text:p>540</text:p>
          </table:table-cell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70" calcext:value-type="float">
            <text:p>570</text:p>
          </table:table-cell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30" calcext:value-type="float">
            <text:p>630</text:p>
          </table:table-cell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660" calcext:value-type="float">
            <text:p>660</text:p>
          </table:table-cell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90" calcext:value-type="float">
            <text:p>690</text:p>
          </table:table-cell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20" calcext:value-type="float">
            <text:p>720</text:p>
          </table:table-cell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780" calcext:value-type="float">
            <text:p>780</text:p>
          </table:table-cell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810" calcext:value-type="float">
            <text:p>810</text:p>
          </table:table-cell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840" calcext:value-type="float">
            <text:p>840</text:p>
          </table:table-cell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870" calcext:value-type="float">
            <text:p>870</text:p>
          </table:table-cell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930" calcext:value-type="float">
            <text:p>930</text:p>
          </table:table-cell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10" calcext:value-type="float">
            <text:p>210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270" calcext:value-type="float">
            <text:p>270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30" calcext:value-type="float">
            <text:p>330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360" calcext:value-type="float">
            <text:p>360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90" calcext:value-type="float">
            <text:p>390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20" calcext:value-type="float">
            <text:p>420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50" calcext:value-type="float">
            <text:p>450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80" calcext:value-type="float">
            <text:p>480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510" calcext:value-type="float">
            <text:p>510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40" calcext:value-type="float">
            <text:p>540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70" calcext:value-type="float">
            <text:p>570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630" calcext:value-type="float">
            <text:p>630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660" calcext:value-type="float">
            <text:p>660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90" calcext:value-type="float">
            <text:p>690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720" calcext:value-type="float">
            <text:p>720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750" calcext:value-type="float">
            <text:p>750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780" calcext:value-type="float">
            <text:p>780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810" calcext:value-type="float">
            <text:p>810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840" calcext:value-type="float">
            <text:p>840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870" calcext:value-type="float">
            <text:p>870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930" calcext:value-type="float">
            <text:p>930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70" calcext:value-type="float">
            <text:p>270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30" calcext:value-type="float">
            <text:p>330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90" calcext:value-type="float">
            <text:p>390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10" calcext:value-type="float">
            <text:p>510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40" calcext:value-type="float">
            <text:p>540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70" calcext:value-type="float">
            <text:p>570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630" calcext:value-type="float">
            <text:p>630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660" calcext:value-type="float">
            <text:p>660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690" calcext:value-type="float">
            <text:p>690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720" calcext:value-type="float">
            <text:p>720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780" calcext:value-type="float">
            <text:p>780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810" calcext:value-type="float">
            <text:p>810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870" calcext:value-type="float">
            <text:p>870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930" calcext:value-type="float">
            <text:p>930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210" calcext:value-type="float">
            <text:p>21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420" calcext:value-type="float">
            <text:p>42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450" calcext:value-type="float">
            <text:p>45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80" calcext:value-type="float">
            <text:p>48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510" calcext:value-type="float">
            <text:p>51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540" calcext:value-type="float">
            <text:p>54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570" calcext:value-type="float">
            <text:p>57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630" calcext:value-type="float">
            <text:p>63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660" calcext:value-type="float">
            <text:p>66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690" calcext:value-type="float">
            <text:p>69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720" calcext:value-type="float">
            <text:p>72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750" calcext:value-type="float">
            <text:p>75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780" calcext:value-type="float">
            <text:p>78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810" calcext:value-type="float">
            <text:p>81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840" calcext:value-type="float">
            <text:p>84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870" calcext:value-type="float">
            <text:p>87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930" calcext:value-type="float">
            <text:p>93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70" calcext:value-type="float">
            <text:p>27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30" calcext:value-type="float">
            <text:p>33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90" calcext:value-type="float">
            <text:p>39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20" calcext:value-type="float">
            <text:p>42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10" calcext:value-type="float">
            <text:p>51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40" calcext:value-type="float">
            <text:p>54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570" calcext:value-type="float">
            <text:p>57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30" calcext:value-type="float">
            <text:p>63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660" calcext:value-type="float">
            <text:p>66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690" calcext:value-type="float">
            <text:p>69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720" calcext:value-type="float">
            <text:p>72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780" calcext:value-type="float">
            <text:p>78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810" calcext:value-type="float">
            <text:p>81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840" calcext:value-type="float">
            <text:p>84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870" calcext:value-type="float">
            <text:p>87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930" calcext:value-type="float">
            <text:p>93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70" calcext:value-type="float">
            <text:p>27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30" calcext:value-type="float">
            <text:p>33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360" calcext:value-type="float">
            <text:p>36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90" calcext:value-type="float">
            <text:p>39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450" calcext:value-type="float">
            <text:p>45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480" calcext:value-type="float">
            <text:p>48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510" calcext:value-type="float">
            <text:p>51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40" calcext:value-type="float">
            <text:p>54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570" calcext:value-type="float">
            <text:p>57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630" calcext:value-type="float">
            <text:p>63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660" calcext:value-type="float">
            <text:p>66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690" calcext:value-type="float">
            <text:p>69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720" calcext:value-type="float">
            <text:p>72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750" calcext:value-type="float">
            <text:p>75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780" calcext:value-type="float">
            <text:p>78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810" calcext:value-type="float">
            <text:p>81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870" calcext:value-type="float">
            <text:p>87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930" calcext:value-type="float">
            <text:p>93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30" calcext:value-type="float">
            <text:p>33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90" calcext:value-type="float">
            <text:p>39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20" calcext:value-type="float">
            <text:p>42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10" calcext:value-type="float">
            <text:p>51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540" calcext:value-type="float">
            <text:p>54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570" calcext:value-type="float">
            <text:p>57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630" calcext:value-type="float">
            <text:p>63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660" calcext:value-type="float">
            <text:p>66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690" calcext:value-type="float">
            <text:p>69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720" calcext:value-type="float">
            <text:p>72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780" calcext:value-type="float">
            <text:p>78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810" calcext:value-type="float">
            <text:p>81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840" calcext:value-type="float">
            <text:p>84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870" calcext:value-type="float">
            <text:p>87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930" calcext:value-type="float">
            <text:p>93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$Build-2</meta:generator>
    <dc:date>2016-10-03T10:43:38.574466030</dc:date>
    <meta:editing-duration>PT1M38S</meta:editing-duration>
    <meta:editing-cycles>1</meta:editing-cycles>
    <meta:document-statistic meta:table-count="1" meta:cell-count="1926" meta:object-count="0"/>
  </office:meta>
</office:document-meta>
</file>